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a139" officeooo:paragraph-rsid="0004a139"/>
    </style:style>
    <style:style style:name="P2" style:family="paragraph" style:parent-style-name="Standard">
      <style:text-properties officeooo:rsid="00053cbb" officeooo:paragraph-rsid="00053c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ur first session of the course was on the topic of Lambda Calculus, taken by John Aspden. The session was extremely interesting, with an overly enthusiastic lecturer who was probably very disappointed we did not instantly share his level of enthusiasm for Scheme. Although ,after some time and exposure to this new world, we started to share his interest in it. </text:p>
      <text:p text:style-name="P1"/>
      <text:p text:style-name="P2">In session two we were introduced to problem solving and being lazy. To be a good problem solver, I was told that I must be able to break down a large problem into smaller, easier to handle problems, while still being conscious of the whole project. By dividing a large task up, it not only becomes less daunting to try and complete, but also lends itself to be spread around several people, increasing productivity and speed of completion. We were introduced to a method called a Journalled File System, in which before and after every task, you record what your action was, so that if something distracts your work flow, you are able to pick up where you left off much easier. After, we were told that the key aspect to being a good software engineer is to be lazy, but still be productive and not to “shoot yourself in the foot”. By doing the bare minimum, no time is being <text:s/>wasted on a feature that would never be used, and gives the ability to be much more productive.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7:41:51.174840889</meta:creation-date>
    <dc:date>2016-03-04T19:06:46.647146091</dc:date>
    <meta:editing-duration>PT39M15S</meta:editing-duration>
    <meta:editing-cycles>1</meta:editing-cycles>
    <meta:document-statistic meta:table-count="0" meta:image-count="0" meta:object-count="0" meta:page-count="1" meta:paragraph-count="2" meta:word-count="240" meta:character-count="1337" meta:non-whitespace-character-count="1096"/>
    <meta:generator>LibreOffice/4.2.8.2$Linux_x86 LibreOffice_project/420m0$Build-2</meta:generator>
  </office:meta>
</office:document-meta>
</file>